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ize-complex="10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4">
      <style:paragraph-properties>
        <style:tab-stops>
          <style:tab-stop style:position="6.3354in"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2">
      <style:paragraph-properties fo:margin-top="0in" fo:margin-bottom="0in"/>
      <style:text-properties fo:font-weight="normal" style:font-weight-asian="normal" style:font-weight-complex="normal"/>
    </style:style>
    <style:style style:name="P14" style:family="paragraph" style:parent-style-name="Text_20_body" style:list-style-name="L2">
      <style:text-properties fo:font-weight="normal" style:font-weight-asian="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Standard">
      <style:text-properties style:font-name="Courier New" fo:font-size="10pt" style:font-size-asian="10pt" style:font-size-complex="10pt"/>
    </style:style>
    <style:style style:name="P17" style:family="paragraph" style:parent-style-name="Text_20_body" style:list-style-name="L3"/>
    <style:style style:name="P18" style:family="paragraph" style:parent-style-name="Preformatted_20_Text">
      <style:text-properties style:font-name="Courier New" fo:font-size="10pt" style:font-size-asian="10pt" style:font-size-complex="10pt"/>
    </style:style>
    <style:style style:name="P19" style:family="paragraph" style:parent-style-name="Text_20_body" style:list-style-name="L4">
      <style:text-properties style:font-name="Courier New" fo:font-size="10pt" style:font-size-asian="10pt" style:font-size-complex="10pt"/>
    </style:style>
    <style:style style:name="P20" style:family="paragraph" style:parent-style-name="Preformatted_20_Text">
      <style:paragraph-properties fo:margin-top="0in" fo:margin-bottom="0.1965in"/>
      <style:text-properties style:font-name="Courier New" fo:font-size="10pt" style:font-size-asian="10pt" style:font-size-complex="10pt"/>
    </style:style>
    <style:style style:name="P21" style:family="paragraph" style:parent-style-name="Preformatted_20_Text">
      <style:text-properties style:font-name="Courier New"/>
    </style:style>
    <style:style style:name="P22" style:family="paragraph" style:parent-style-name="Preformatted_20_Text">
      <style:paragraph-properties fo:margin-top="0in" fo:margin-bottom="0.1965in"/>
      <style:text-properties style:font-name="Courier New"/>
    </style:style>
    <style:style style:name="P23" style:family="paragraph" style:parent-style-name="Text_20_body" style:list-style-name="L5"/>
    <style:style style:name="P24" style:family="paragraph" style:parent-style-name="Text_20_body" style:list-style-name="L6">
      <style:paragraph-properties fo:margin-top="0in" fo:margin-bottom="0in"/>
    </style:style>
    <style:style style:name="P25" style:family="paragraph" style:parent-style-name="Text_20_body">
      <style:text-properties style:font-name="Courier New" fo:font-size="10pt" style:font-size-asian="10pt" style:font-size-complex="10pt"/>
    </style:style>
    <style:style style:name="P26" style:family="paragraph" style:parent-style-name="Text_20_body">
      <style:text-properties fo:font-size="10pt" style:font-size-asian="10pt" style:font-size-complex="10pt"/>
    </style:style>
    <style:style style:name="P27" style:family="paragraph" style:parent-style-name="Text_20_body" style:list-style-name="L7"/>
    <style:style style:name="P28" style:family="paragraph" style:parent-style-name="Text_20_body" style:list-style-name="L8">
      <style:paragraph-properties fo:margin-top="0in" fo:margin-bottom="0in"/>
    </style:style>
    <style:style style:name="P29" style:family="paragraph" style:parent-style-name="Text_20_body" style:list-style-name="L8"/>
    <style:style style:name="P30" style:family="paragraph" style:parent-style-name="Standard">
      <style:text-properties fo:font-weight="bold" style:font-weight-asian="bold"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Text_20_body">
      <style:text-properties fo:font-weight="bold"/>
    </style:style>
    <style:style style:name="P33" style:family="paragraph" style:parent-style-name="Standard">
      <style:paragraph-properties fo:break-before="page"/>
      <style:text-properties fo:font-weight="bold" style:font-weight-asian="bold" style:font-weight-complex="bold"/>
    </style:style>
    <style:style style:name="P34" style:family="paragraph" style:parent-style-name="Text_20_body" style:list-style-name="L9"/>
    <style:style style:name="P35" style:family="paragraph" style:parent-style-name="Text_20_body">
      <style:text-properties style:font-name="Courier New" fo:font-size="10pt" fo:font-style="normal" style:font-size-asian="10pt" style:font-style-asian="normal" style:font-size-complex="10pt" style:font-style-complex="normal"/>
    </style:style>
    <style:style style:name="P36" style:family="paragraph" style:parent-style-name="Standard">
      <style:text-properties fo:font-weight="bold"/>
    </style:style>
    <style:style style:name="P37" style:family="paragraph" style:parent-style-name="Standard">
      <style:text-properties style:font-name="Courier New"/>
    </style:style>
    <style:style style:name="P38" style:family="paragraph" style:parent-style-name="Heading_20_3">
      <style:paragraph-properties fo:break-before="page"/>
    </style:style>
    <style:style style:name="P39" style:family="paragraph" style:parent-style-name="Text_20_body" style:list-style-name="L10">
      <style:paragraph-properties fo:margin-top="0in" fo:margin-bottom="0in"/>
    </style:style>
    <style:style style:name="P40" style:family="paragraph" style:parent-style-name="Text_20_body" style:list-style-name="L10"/>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top="0in" fo:margin-bottom="0in"/>
    </style:style>
    <style:style style:name="P43" style:family="paragraph" style:parent-style-name="Text_20_body" style:list-style-name="L11">
      <style:paragraph-properties fo:margin-top="0in" fo:margin-bottom="0in"/>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Roller Installation Guide</text:p>
      <text:p text:style-name="P2"/>
      <text:p text:style-name="P3"/>
      <text:p text:style-name="P3"/>
      <text:p text:style-name="P3"/>
      <text:p text:style-name="P4">Roller Weblogger</text:p>
      <text:p text:style-name="P5">Version 2.1-incubati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Original text is copyright © 2002-2004 David M Johnson</text:p>
      <text:p text:style-name="P7">Contributors: Roller team and <text:s/>Sun Microsystems, Inc.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Introduction<text:tab/>3</text:p>
          <text:p text:style-name="P8">STEP 1: Before you install Roller<text:tab/>4</text:p>
          <text:p text:style-name="P8">STEP 2: Unpack the Roller distribution<text:tab/>5</text:p>
          <text:p text:style-name="P8">STEP 3: Create Roller tables in your database<text:tab/>6</text:p>
          <text:p text:style-name="P8">STEP 4: Install required third party jars<text:tab/>7</text:p>
          <text:p text:style-name="P9">STEP 4.1: Install JDBC driver jar(s)<text:tab/>7</text:p>
          <text:p text:style-name="P9">STEP 4.2: Install JavaMail and Activation jars<text:tab/>7</text:p>
          <text:p text:style-name="P8">STEP 5: Deploy Roller to your application server<text:tab/>8</text:p>
          <text:p text:style-name="P8">STEP 6: Check your internationalization settings<text:tab/>10</text:p>
          <text:p text:style-name="P8">STEP 7: Setup Roller data directories <text:tab/>11</text:p>
          <text:p text:style-name="P9">STEP 7.1: Create uploads directory<text:tab/>11</text:p>
          <text:p text:style-name="P9">STEP 7.2: Create search-index directory<text:tab/>11</text:p>
          <text:p text:style-name="P9">STEP 7.3: Create planet-cache directory (optional)<text:tab/>11</text:p>
          <text:p text:style-name="P9">STEP 7.4: Make sure that the logs subdirectory exists<text:tab/>12</text:p>
          <text:p text:style-name="P8">STEP 8: Review Roller configuration<text:tab/>13</text:p>
          <text:p text:style-name="P9">STEP 8.1: Review the WEB-INF/classes/roller.properties file<text:tab/>13</text:p>
          <text:p text:style-name="P10">Where to define custom properties<text:tab/>13</text:p>
          <text:p text:style-name="P9">STEP 8.2: Change keys in the WEB-INF/security.xml file<text:tab/>14</text:p>
          <text:p text:style-name="P8">STEP 9: Start Tomcat and start using Roller<text:tab/>15</text:p>
          <text:p text:style-name="P8">Appendix A: The WEB-INF/roller.properties file<text:tab/>16</text:p>
        </text:index-body>
      </text:table-of-content>
      <text:h text:style-name="Heading_20_1" text:outline-level="1"/>
      <text:h text:style-name="Heading_20_1" text:outline-level="1"/>
      <text:h text:style-name="P11" text:outline-level="2"><text:bookmark text:name="section-InstallationGuide_2.x-Introduction"/>Introduction</text:h>
      <text:p text:style-name="P12">This document describes how to install Roller in the following environment: </text:p>
      <text:list text:style-name="L2">
        <text:list-item>
          <text:p text:style-name="P13">Operating System: <text:tab/><text:tab/>UNIX or Windows based operating system </text:p>
        </text:list-item>
        <text:list-item>
          <text:p text:style-name="P13">Java development kit: <text:tab/>Java 2 SE 1.4 SDK (or later)</text:p>
        </text:list-item>
        <text:list-item>
          <text:p text:style-name="P13">Application server: <text:tab/><text:tab/>Tomcat 5.X (or later)</text:p>
        </text:list-item>
        <text:list-item>
          <text:p text:style-name="P14">Relational Database:<text:tab/><text:tab/>MySQL 4.X (or later)</text:p>
        </text:list-item>
      </text:list>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h text:style-name="Heading_20_2" text:outline-level="2"/>
      <text:h text:style-name="P11" text:outline-level="2"><text:bookmark text:name="section-InstallationGuide_2.x-STEP1Prerequisites1"/>STEP 1: <text:bookmark text:name="ref-InstallationGuide_2.x-1"/>Before you install Roller</text:h>
      <text:p text:style-name="P15">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6"><text:tab/>% export CATALINA_HOME=/opt/jakarta-tomcat-5.0.29</text:p>
      <text:p text:style-name="Text_20_body"/>
      <text:p text:style-name="Text_20_body">For UNIX with c-shell:</text:p>
      <text:p text:style-name="P16"><text:tab/>% setenv CATALINA_HOME /opt/jakarta-tomcat-5.0.29</text:p>
      <text:p text:style-name="Text_20_body"/>
      <text:p text:style-name="Text_20_body">For Windows with DOS shell</text:p>
      <text:p text:style-name="P16"><text:tab/>C&gt; set CATALINA_HOME d:\jakarta-tomcat-5.0.29 </text:p>
      <text:p text:style-name="Standard"/>
      <text:p text:style-name="P12">NOTES</text:p>
      <text:list text:style-name="L3">
        <text:list-item>
          <text:p text:style-name="P17">For MySQL, make sure you enable UTF-8 support. See the page Setting Up UTF-8 on MySQL page on the Roller wiki for details.</text:p>
        </text:list-item>
        <text:list-item>
          <text:p text:style-name="P17">For MySQL, make sure that TCP/IP networking is enabled. In some versions of MySQL, this option is off by default. See the page Debian MySQL for details. The Connector/J JDBC driver can only access MySQL via TCP/IP. </text:p>
        </text:list-item>
      </text:list>
      <text:h text:style-name="Heading_20_2" text:outline-level="2"/>
      <text:h text:style-name="P11"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2">UNIX example</text:p>
      <text:p text:style-name="Text_20_body">Assuming you download the distribution into your home directory and you'd like to install Roller into <text:span text:style-name="T5">/usr/local</text:span> you might do something like this:</text:p>
      <text:p text:style-name="P18"><text:tab/>% cd /usr/local</text:p>
      <text:p text:style-name="P18"><text:tab/>% tar xzvf ~/roller-2.1.tar.gz</text:p>
      <text:p text:style-name="P18"/>
      <text:p text:style-name="Text_20_body">That would create the Roller installation directory <text:span text:style-name="T5">/usr/local/roller</text:span>. </text:p>
      <text:p text:style-name="P12">Windows example</text:p>
      <text:p text:style-name="Text_20_body">Use WinZip to extract the Roller distribution file into the directory of your choice for example, no example necessary.</text:p>
      <text:h text:style-name="Heading_20_2" text:outline-level="2"/>
      <text:h text:style-name="P11" text:outline-level="2"><text:bookmark text:name="section-InstallationGuide_2.x-STEP3CreateRollerTablesInYourDatabase3"/>STEP 3: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6">&lt;dbname&gt;</text:span>. Here's the list of scripts currently in Roller:</text:p>
      <text:list text:style-name="L4">
        <text:list-item>
          <text:p text:style-name="P19">WEB-INF/dbscripts/mysql/creatdb.sql<text:tab/></text:p>
        </text:list-item>
        <text:list-item>
          <text:p text:style-name="P19">WEB-INF/dbscripts/postgresql/creatdb.sql<text:tab/></text:p>
        </text:list-item>
        <text:list-item>
          <text:p text:style-name="P19">WEB-INF/dbscripts/hsqldb/creatdb.sql</text:p>
        </text:list-item>
        <text:list-item>
          <text:p text:style-name="P19">WEB-INF/dbscripts/derby/creatdb.sql</text:p>
        </text:list-item>
        <text:list-item>
          <text:p text:style-name="P19">WEB-INF/dbscripts/db2/creatdb.sql</text:p>
        </text:list-item>
        <text:list-item>
          <text:p text:style-name="P19">WEB-INF/dbscripts/oracle/creatdb.sql</text:p>
        </text:list-item>
      </text:list>
      <text:p text:style-name="Text_20_body"/>
      <text:p text:style-name="Text_20_body">Here are some examples to show you how you might create the Roller tables in MySQL:</text:p>
      <text:p text:style-name="P12">UNIX example:</text:p>
      <text:p text:style-name="P18"><text:tab/>% cd $ROLLER/WEB-INF/dbscripts/mysql</text:p>
      <text:p text:style-name="P18"><text:tab/>% mysql -u root -p</text:p>
      <text:p text:style-name="P18"><text:tab/>password: *****</text:p>
      <text:p text:style-name="P18"><text:tab/>mysql&gt; create database roller;</text:p>
      <text:p text:style-name="P18"><text:tab/>mysql&gt; grant all on roller.* to scott@'%' identified by 'tiger';</text:p>
      <text:p text:style-name="P18"><text:tab/>mysql&gt; grant all on roller.* to scott@localhost identified by 'tiger';</text:p>
      <text:p text:style-name="P18"><text:tab/>mysql&gt; use roller;</text:p>
      <text:p text:style-name="P18"><text:tab/>mysql&gt; source createdb.sql</text:p>
      <text:p text:style-name="P20"><text:tab/>mysql&gt; quit</text:p>
      <text:p text:style-name="P12">Windows example:</text:p>
      <text:p text:style-name="Preformatted_20_Text"><text:tab/><text:span text:style-name="T5">C&gt; cd %ROLLER%\dbscripts\mysql</text:span></text:p>
      <text:p text:style-name="P21"><text:tab/>C&gt; mysql -u root -p</text:p>
      <text:p text:style-name="P21"><text:tab/>password: *****</text:p>
      <text:p text:style-name="P21"><text:tab/>mysql&gt; create database roller;</text:p>
      <text:p text:style-name="P21"><text:tab/>mysql&gt; grant all on roller.* to scott@'%' identified by 'tiger';</text:p>
      <text:p text:style-name="P21"><text:tab/>mysql&gt; grant all on roller.* to scott@'localhost' identified by 'tiger';</text:p>
      <text:p text:style-name="P21"><text:tab/>mysql&gt; use roller;</text:p>
      <text:p text:style-name="P21"><text:tab/>mysql&gt; source createdb.sql</text:p>
      <text:p text:style-name="P22"><text:tab/>mysql&gt; quit</text:p>
      <text:p text:style-name="P12">NOTES</text:p>
      <text:list text:style-name="L5">
        <text:list-item>
          <text:p text:style-name="P23">For MySQL, don't forget to call <text:span text:style-name="T7">flush privileges </text:span><text:span text:style-name="T3">to commit your changes to MySQL.</text:span></text:p>
        </text:list-item>
        <text:list-item>
          <text:p text:style-name="P23">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Heading_20_2" text:outline-level="2"><text:bookmark text:name="section-InstallationGuide_2.x-STEP4DownloadAndInstallRequiredJars4"/>STEP 4: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2">UNIX example</text:p>
      <text:p text:style-name="P16"><text:tab/>% cp mysql-connector.jar $CATALINA_HOME/common/lib</text:p>
      <text:p text:style-name="Standard"/>
      <text:p text:style-name="P12">Windows example</text:p>
      <text:p text:style-name="P16"><text:tab/>C&gt; copy mysql-connector.jar %CATALINA_HOME%\common\lib</text:p>
      <text:p text:style-name="Standard"/>
      <text:p text:style-name="P12">NOTES</text:p>
      <text:list text:style-name="L6">
        <text:list-item>
          <text:p text:style-name="P24">For MySQL 4.1.X users, we recommend that you use the J/Connector 3.0.X JDBC drivers instead of the newer 3.1.X series. If you <text:span text:style-name="T7">must</text:span> use J/Connector/J 3.1.X then please read <text:span text:style-name="T7">Installation FAQ</text:span> page item #13 on the Roller wiki.</text:p>
        </text:list-item>
      </text:list>
      <text:p text:style-name="Text_20_body"/>
      <text:h text:style-name="Heading_20_3" text:outline-level="3">STEP 4.2: Install JavaMail and Activation jars</text:h>
      <text:p text:style-name="Text_20_body">If you like to use Roller's e-mail notification features, you'll need to add the JavaMail and Activation jars to your application server's classpath. Currently, we ship these jars with Roller, so <text:span text:style-name="T1">move</text:span> them from the Roller <text:span text:style-name="T5">WEB-INF/lib</text:span> directory and into the Tomcat <text:span text:style-name="T5">common/lib</text:span> directory.</text:p>
      <text:p text:style-name="P12">UNIX example</text:p>
      <text:p text:style-name="P25"><text:tab/>% cp $ROLLER/WEB-INF/lib/mail.jar $CATALINA_HOME/common/lib</text:p>
      <text:p text:style-name="P26"><text:span text:style-name="T5"><text:tab/>% cp $ROLLER/WEB-INF/lib/activation.jar $CATALINA_HOME/common/lib</text:span><text:tab/></text:p>
      <text:p text:style-name="P12">Windows example</text:p>
      <text:p text:style-name="P25"><text:tab/>c&gt; cp %ROLLER%\WEB-INF\lib\mail.jar %CATALINA_HOME%\common\lib</text:p>
      <text:p text:style-name="P25"><text:tab/>C&gt; cp %ROLLER%\WEB-INF\lib\activation.jar %CATALINA_HOME%\common\lib</text:p>
      <text:p text:style-name="P12">NOTES</text:p>
      <text:list text:style-name="L7">
        <text:list-item>
          <text:p text:style-name="P27">To enable the Roller's e-mail notification features, you'll also need to setup a mail session resource in your application server configuration file (see the next section) and you'll need to configure e-mail notification in the Roller UI.</text:p>
        </text:list-item>
      </text:list>
      <text:p text:style-name="Text_20_body"/>
      <text:h text:style-name="Heading_20_2" text:outline-level="2"/>
      <text:h text:style-name="P11"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8">
        <text:list-item>
          <text:p text:style-name="P28">Where to find the Roller installation directory <text:s/></text:p>
        </text:list-item>
        <text:list-item>
          <text:p text:style-name="P29">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0">Example context configuration file for Tomcat 5.0.X users</text:p>
      <text:p text:style-name="P30"/>
      <text:p text:style-name="P31">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1">&lt;Context path="/roller" docBase="<text:span text:style-name="T1">/usr/local/roller</text:span>" debug="0"&gt;</text:p>
      <text:p text:style-name="P21"><text:s text:c="2"/>&lt;Resource name="jdbc/rollerdb" auth="Container" type="javax.sql.DataSource" /&gt;</text:p>
      <text:p text:style-name="P21"><text:s text:c="2"/>&lt;ResourceParams name="jdbc/rollerdb"&gt;</text:p>
      <text:p text:style-name="P21"><text:s text:c="4"/>&lt;parameter&gt;</text:p>
      <text:p text:style-name="P21"><text:s text:c="7"/>&lt;name&gt;factory&lt;/name&gt;</text:p>
      <text:p text:style-name="P21"><text:s text:c="7"/>&lt;value&gt;org.apache.commons.dbcp.BasicDataSourceFactory&lt;/value&gt;</text:p>
      <text:p text:style-name="P21"><text:s text:c="4"/>&lt;/parameter&gt;</text:p>
      <text:p text:style-name="P21"><text:s text:c="4"/>&lt;parameter&gt;</text:p>
      <text:p text:style-name="P21"><text:s text:c="7"/>&lt;name&gt;driverClassName&lt;/name&gt;</text:p>
      <text:p text:style-name="P21"><text:s text:c="7"/>&lt;value&gt;com.mysql.jdbc.Driver&lt;/value&gt;</text:p>
      <text:p text:style-name="P21"><text:s text:c="4"/>&lt;/parameter&gt;</text:p>
      <text:p text:style-name="P21"><text:s text:c="4"/>&lt;parameter&gt; <text:s text:c="7"/></text:p>
      <text:p text:style-name="P21"><text:s text:c="7"/>&lt;name&gt;url&lt;/name&gt;</text:p>
      <text:p text:style-name="P21"><text:s text:c="7"/>&lt;value&gt;</text:p>
      <text:p text:style-name="P21"><text:s text:c="7"/><text:span text:style-name="T1">jdbc:mysql://localhost:3306/roller?autoReconnect=true&amp;amp;useUnicode=true&amp;amp;characterEncoding=utf-8&amp;amp;mysqlEncoding=utf8</text:span></text:p>
      <text:p text:style-name="P21"><text:s text:c="7"/>&lt;/value&gt;</text:p>
      <text:p text:style-name="P21"><text:s text:c="4"/>&lt;/parameter&gt;</text:p>
      <text:p text:style-name="P21"><text:s text:c="4"/>&lt;parameter&gt;&lt;name&gt;username&lt;/name&gt;&lt;value&gt;<text:span text:style-name="T1">scott</text:span>&lt;/value&gt;&lt;/parameter&gt;</text:p>
      <text:p text:style-name="P21"><text:s text:c="4"/>&lt;parameter&gt;&lt;name&gt;password&lt;/name&gt;&lt;value&gt;<text:span text:style-name="T1">tiger</text:span>&lt;/value&gt;&lt;/parameter&gt;</text:p>
      <text:p text:style-name="P21"><text:s text:c="4"/>&lt;parameter&gt;&lt;name&gt;maxActive&lt;/name&gt;&lt;value&gt;20&lt;/value&gt;&lt;/parameter&gt;</text:p>
      <text:p text:style-name="P21"><text:s text:c="4"/>&lt;parameter&gt;&lt;name&gt;maxIdle&lt;/name&gt;&lt;value&gt;3&lt;/value&gt;&lt;/parameter&gt;</text:p>
      <text:p text:style-name="P21"><text:s text:c="4"/>&lt;parameter&gt;&lt;name&gt;removeAbandoned&lt;/name&gt;&lt;value&gt;true&lt;/value&gt;&lt;/parameter&gt;</text:p>
      <text:p text:style-name="P21"><text:s text:c="4"/>&lt;parameter&gt;&lt;name&gt;maxWait&lt;/name&gt;&lt;value&gt;3000&lt;/value&gt;&lt;/parameter&gt;</text:p>
      <text:p text:style-name="P21"><text:s text:c="2"/>&lt;/ResourceParams&gt;</text:p>
      <text:p text:style-name="P21"><text:s text:c="2"/>&lt;!-- If you want e-mail features, un-comment the section below --&gt;</text:p>
      <text:p text:style-name="P21"><text:s text:c="2"/>&lt;!--</text:p>
      <text:p text:style-name="P21"><text:s text:c="2"/>&lt;Resource name="mail/Session" auth="Container" type="javax.mail.Session"/&gt;</text:p>
      <text:p text:style-name="P21"><text:s text:c="4"/>&lt;ResourceParams name="mail/Session"&gt;</text:p>
      <text:p text:style-name="P21"><text:s text:c="6"/>&lt;parameter&gt;</text:p>
      <text:p text:style-name="P21"><text:s text:c="8"/>&lt;name&gt;mail.smtp.host&lt;/name&gt;</text:p>
      <text:p text:style-name="P21"><text:s text:c="8"/>&lt;value&gt;mailhost.example.com&lt;/value&gt;</text:p>
      <text:p text:style-name="P21"><text:s text:c="6"/>&lt;/parameter&gt;</text:p>
      <text:p text:style-name="P21"><text:s text:c="2"/>&lt;/ResourceParams&gt;</text:p>
      <text:p text:style-name="P21"><text:s text:c="2"/>--&gt;</text:p>
      <text:p text:style-name="P22">&lt;/Context&gt;</text:p>
      <text:p text:style-name="P32"/>
      <text:p text:style-name="P33">Example context configuration file for Tomcat 5.5.X users</text:p>
      <text:p text:style-name="P30"/>
      <text:p text:style-name="P31">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1"/>
      <text:p text:style-name="P21">&lt;Context path="/roller" docBase="<text:span text:style-name="T1">/usr/local/roller</text:span>" debug="0"&gt;</text:p>
      <text:p text:style-name="P21"><text:s text:c="2"/>&lt;Resource name="jdbc/rollerdb" auth="Container" type="javax.sql.DataSource"</text:p>
      <text:p text:style-name="P21"><text:s text:c="4"/>driverClassName="com.mysql.jdbc.Driver"</text:p>
      <text:p text:style-name="P21"><text:s text:c="4"/>url="<text:span text:style-name="T1">jdbc:mysql://localhost:3306/roller?autoReconnect=true&amp;amp;useUnicode=true&amp;amp;characterEncoding=utf-8&amp;amp;mysqlEncoding=utf8</text:span>"</text:p>
      <text:p text:style-name="P21"><text:s text:c="4"/>username="<text:span text:style-name="T1">scott</text:span>"</text:p>
      <text:p text:style-name="P21"><text:s text:c="4"/>password="<text:span text:style-name="T1">tiger</text:span>"</text:p>
      <text:p text:style-name="P21"><text:s text:c="4"/>maxActive="20"</text:p>
      <text:p text:style-name="P21"><text:s text:c="4"/>maxIdle="3"</text:p>
      <text:p text:style-name="P21"><text:s text:c="4"/>removeAbandoned="true"</text:p>
      <text:p text:style-name="P21"><text:s text:c="4"/>maxWait="3000" /&gt;</text:p>
      <text:p text:style-name="P21"><text:s text:c="2"/>&lt;!-- If you want e-mail features, un-comment the section below --&gt;</text:p>
      <text:p text:style-name="P21"><text:s text:c="2"/>&lt;!--</text:p>
      <text:p text:style-name="P21"><text:s text:c="2"/>&lt;Resource name="mail/Session" auth="Container" type="javax.mail.Session"</text:p>
      <text:p text:style-name="P21"><text:s text:c="5"/>mail.smtp.host="mailhost.example.com" /&gt;</text:p>
      <text:p text:style-name="P21"><text:s text:c="2"/>--&gt;</text:p>
      <text:p text:style-name="P22">&lt;/Context&gt;</text:p>
      <text:p text:style-name="P12">NOTES</text:p>
      <text:list text:style-name="L9">
        <text:list-item>
          <text:p text:style-name="P34">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5"><text:tab/>User scott@localhost has more than 'max_user_connections' active connections</text:p>
      <text:p text:style-name="Text_20_body"/>
      <text:p text:style-name="Text_20_body"/>
      <text:h text:style-name="Heading_20_2" text:outline-level="2"/>
      <text:h text:style-name="P11"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6">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Standard"/>
      <text:p text:style-name="P37"><text:tab/>&lt;Connector port="8080" </text:p>
      <text:p text:style-name="P37"><text:s text:c="11"/>enableLookups="false" </text:p>
      <text:p text:style-name="P37"><text:s text:c="11"/><text:span text:style-name="T1">URIEncoding="UTF-8" </text:span></text:p>
      <text:p text:style-name="P37"><text:s text:c="11"/>redirectPort="8443" </text:p>
      <text:p text:style-name="P37"><text:s text:c="11"/>debug="0"</text:p>
      <text:p text:style-name="P37"><text:s text:c="11"/>protocol="AJP/1.3" /&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h text:style-name="Heading_20_2" text:outline-level="2"/>
      <text:h text:style-name="P11"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38"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h text:style-name="Heading_20_2" text:outline-level="2"/>
      <text:h text:style-name="P11"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A.</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6"><text:tab/>$TOMCAT_HOME/common/classes/roller-custom.properties</text:p>
      <text:p text:style-name="Standard">Or...</text:p>
      <text:p text:style-name="P16"><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6"><text:tab/># this is how you might do it for tomcat</text:p>
      <text:p text:style-name="P16"><text:tab/>JAVA_OPTS="-Droller.custom.config=/path/to/properties/file"</text:p>
      <text:p text:style-name="P16"><text:tab/>export $JAVA_OPTS</text:p>
      <text:p text:style-name="P16"><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6"><text:tab/>$TOMCAT_HOME/webapps/$ROLLER_WEBAPP/WEB-INF/classes/roller.properties</text:p>
      <text:p text:style-name="Standard"/>
      <text:p text:style-name="P30"><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6"><text:tab/>uploads.dir=/app/roller/roller_data/uploads</text:p>
      <text:p text:style-name="P16"><text:tab/>search.index.dir=/app/roller/roller_data/search-index</text:p>
      <text:p text:style-name="P16"><text:tab/># etc, etc, etc ... any other properties you want to override</text:p>
      <text:p text:style-name="P16"/>
      <text:h text:style-name="P38"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7">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0">
        <text:list-item>
          <text:p text:style-name="P39">Find your <text:span text:style-name="T11">WEB-INF/security.xml</text:span> file and open it in a text editor.</text:p>
        </text:list-item>
        <text:list-item>
          <text:p text:style-name="P3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1"/>
      <text:p text:style-name="P42"><text:span text:style-name="T2">NOTES</text:span> </text:p>
      <text:list text:style-name="L11">
        <text:list-item>
          <text:list>
            <text:list-item>
              <text:p text:style-name="P43">The reason one should change the anonymous provider key is that a granted authorities list is embedded within the anonymous authentication token.</text:p>
            </text:list-item>
          </text:list>
        </text:list-item>
      </text:list>
      <text:h text:style-name="P11"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0">UNIX example</text:p>
      <text:p text:style-name="Standard"/>
      <text:p text:style-name="P37"><text:tab/>% cd $CATALINA_HOME/bin</text:p>
      <text:p text:style-name="P37"><text:tab/>% ./startup.sh</text:p>
      <text:p text:style-name="Standard"/>
      <text:p text:style-name="P30">Windows example</text:p>
      <text:p text:style-name="Standard"/>
      <text:p text:style-name="P37"><text:tab/>C&gt; cd %CATALINA_HOME%\bin</text:p>
      <text:p text:style-name="P37"><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12"/>
      <text:p text:style-name="P12">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1" text:outline-level="2">Appendix A: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6"># roller.properties</text:p>
      <text:p text:style-name="P16">#</text:p>
      <text:p text:style-name="P16"># This file is for meant for Roller deployment properties</text:p>
      <text:p text:style-name="P16"># Any properties that don't change at runtime are defined here</text:p>
      <text:p text:style-name="P16"/>
      <text:p text:style-name="P16"># User management settings</text:p>
      <text:p text:style-name="P16"/>
      <text:p text:style-name="P16"># True to enable group blogging. False to prevent users from creating more </text:p>
      <text:p text:style-name="P16"># than one weblog and from joining other weblogs.</text:p>
      <text:p text:style-name="P16">groupblogging.enabled=true</text:p>
      <text:p text:style-name="P16"/>
      <text:p text:style-name="P16">#---------------------------------</text:p>
      <text:p text:style-name="P16"># Property expansion settings</text:p>
      <text:p text:style-name="P16"/>
      <text:p text:style-name="P16"># Values of the properties in this list get system property expansion </text:p>
      <text:p text:style-name="P16"># applied to them when loaded.</text:p>
      <text:p text:style-name="P16">config.expandedProperties=uploads.dir,search.index.dir</text:p>
      <text:p text:style-name="P16"/>
      <text:p text:style-name="P16">#----------------------------------</text:p>
      <text:p text:style-name="P16"># Upload settings</text:p>
      <text:p text:style-name="P16"/>
      <text:p text:style-name="P16"># The directory in which Roller will upload files</text:p>
      <text:p text:style-name="P16">uploads.dir=${user.home}/roller_data/uploads</text:p>
      <text:p text:style-name="P16"/>
      <text:p text:style-name="P16"># The context path under which resoures will be made available </text:p>
      <text:p text:style-name="P16">uploads.url=/resources</text:p>
      <text:p text:style-name="P16"/>
      <text:p text:style-name="P16">#----------------------------------</text:p>
      <text:p text:style-name="P16"># Search index settings</text:p>
      <text:p text:style-name="P16"/>
      <text:p text:style-name="P16"># Enables indexing of weblog entries and comments and enables search servlet</text:p>
      <text:p text:style-name="P16">search.enabled=true</text:p>
      <text:p text:style-name="P16"># Directory in which search index is to be created (delete this directory to</text:p>
      <text:p text:style-name="P16"># force Roller to recreate the entire search index)</text:p>
      <text:p text:style-name="P16">search.index.dir=${user.home}/roller_data/search-index</text:p>
      <text:p text:style-name="P16"># Whether or not to include comments in the search index. <text:s/>If this</text:p>
      <text:p text:style-name="P16"># is false, comments are not included in the index.</text:p>
      <text:p text:style-name="P16">search.index.comments=true</text:p>
      <text:p text:style-name="P16"/>
      <text:p text:style-name="P16">#----------------------------------</text:p>
      <text:p text:style-name="P16"># Cache settings.</text:p>
      <text:p text:style-name="P16"># Remember ... times are in seconds</text:p>
      <text:p text:style-name="P16"># Default settings suitable for 100 user system</text:p>
      <text:p text:style-name="P16"/>
      <text:p text:style-name="P16"># Cache properties all follow the given format ...</text:p>
      <text:p text:style-name="P16"># <text:s text:c="4"/>cache.&lt;cache_id&gt;.&lt;prop&gt;=&lt;value&gt;</text:p>
      <text:p text:style-name="P16"># we then pass all &lt;prop&gt;=&lt;value&gt; pairs into the cache manager when the cache</text:p>
      <text:p text:style-name="P16"># is being constructed. <text:s/>this makes it easy to add cache properties that can</text:p>
      <text:p text:style-name="P16"># be used by the specified CacheFactory you are using.</text:p>
      <text:p text:style-name="P16">#</text:p>
      <text:p text:style-name="P16"># NOTE: it is expected that property validation happens in the CacheFactory</text:p>
      <text:p text:style-name="P16">#-----------------------------------</text:p>
      <text:p text:style-name="P16"/>
      <text:p text:style-name="P16"># The default cache implementation we want to use</text:p>
      <text:p text:style-name="P16">cache.defaultFactory=org.roller.presentation.cache.ExpiringLRUCacheFactoryImpl</text:p>
      <text:p text:style-name="P16">cache.customHandlers=</text:p>
      <text:p text:style-name="P16"/>
      <text:p text:style-name="P16"># Main/Planet page cache (this is low on purpose)</text:p>
      <text:p text:style-name="P16">cache.mainpage.size=10</text:p>
      <text:p text:style-name="P16">cache.mainpage.timeout=1800</text:p>
      <text:p text:style-name="P16"># set "true" to NOT cache the custom pages for users who are logged in</text:p>
      <text:p text:style-name="P16">cache.mainpage.excludeOwnerEditPages=false</text:p>
      <text:p text:style-name="P16"/>
      <text:p text:style-name="P16"># Weblog page cache (all the weblog content)</text:p>
      <text:p text:style-name="P16">cache.weblogpage.size=400</text:p>
      <text:p text:style-name="P16">cache.weblogpage.timeout=3600</text:p>
      <text:p text:style-name="P16"># set "true" to NOT cache the custom pages for users who are logged in</text:p>
      <text:p text:style-name="P16">cache.weblogpage.excludeOwnerEditPages=false</text:p>
      <text:p text:style-name="P16"/>
      <text:p text:style-name="P16"># Weblog page last-modified-date cache </text:p>
      <text:p text:style-name="P16"># you want this fairly high, like weblogs * 10, with long timeouts</text:p>
      <text:p text:style-name="P16">cache.ifmodified.weblogpage.size=1000</text:p>
      <text:p text:style-name="P16">cache.ifmodified.weblogpage.timeout=14400</text:p>
      <text:p text:style-name="P16"/>
      <text:p text:style-name="P16"># Feed cache (xml feeds like rss, atom, etc)</text:p>
      <text:p text:style-name="P16">cache.feed.size=200</text:p>
      <text:p text:style-name="P16">cache.feed.timeout=3600</text:p>
      <text:p text:style-name="P16"/>
      <text:p text:style-name="P16"># Feed last-modified-date cache</text:p>
      <text:p text:style-name="P16"># you want a reasonable size, like weblogs * 2, with long timeouts</text:p>
      <text:p text:style-name="P16">cache.ifmodified.feed.size=200</text:p>
      <text:p text:style-name="P16">cache.ifmodified.feed.timeout=14400</text:p>
      <text:p text:style-name="P16"/>
      <text:p text:style-name="P16"># Planet cache (planet page and rss feed)</text:p>
      <text:p text:style-name="P16">cache.planet.size=10</text:p>
      <text:p text:style-name="P16">cache.planet.timeout=1800</text:p>
      <text:p text:style-name="P16"># set "true" to NOT cache the custom pages for users who are logged in</text:p>
      <text:p text:style-name="P16">cache.planet.excludeOwnerEditPages=false</text:p>
      <text:p text:style-name="P16"/>
      <text:p text:style-name="P16">#----------------------------------</text:p>
      <text:p text:style-name="P16"># Secure login configs</text:p>
      <text:p text:style-name="P16"/>
      <text:p text:style-name="P16"># Enables HTTPS for login page only</text:p>
      <text:p text:style-name="P16">securelogin.enabled=false</text:p>
      <text:p text:style-name="P16"/>
      <text:p text:style-name="P16"># Enable scheme enforcement?</text:p>
      <text:p text:style-name="P16"># Scheme enforcement ensures that specific URLs are viewed only via HTTPS</text:p>
      <text:p text:style-name="P16">schemeenforcement.enabled=false</text:p>
      <text:p text:style-name="P16"># URL patterns that require HTTPS</text:p>
      <text:p text:style-name="P16">schemeenforcement.https.urls=/editor/yourProfile.do*,/admin/user.do*</text:p>
      <text:p text:style-name="P16"/>
      <text:p text:style-name="P16"># Password security settings</text:p>
      <text:p text:style-name="P16">passwds.encryption.enabled=false</text:p>
      <text:p text:style-name="P16">passwds.encryption.algorithm=SHA</text:p>
      <text:p text:style-name="P16"/>
      <text:p text:style-name="P16">#----------------------------------</text:p>
      <text:p text:style-name="P16"># Enabled plugins ... remember, order does matter!!</text:p>
      <text:p text:style-name="P16"/>
      <text:p text:style-name="P16"># Weblog entry editor plugins</text:p>
      <text:p text:style-name="P16">plugins.page=\</text:p>
      <text:p text:style-name="P16">org.roller.presentation.velocity.plugins.convertbreaks.ConvertLineBreaksPlugin \</text:p>
      <text:p text:style-name="P16">,org.roller.presentation.velocity.plugins.topictag.TopicTagPlugin \</text:p>
      <text:p text:style-name="P16">,org.roller.presentation.velocity.plugins.search.WikipediaLinkPlugin \</text:p>
      <text:p text:style-name="P16">,org.roller.presentation.velocity.plugins.search.GoogleLinkPlugin \</text:p>
      <text:p text:style-name="P16">,org.roller.presentation.velocity.plugins.textile.TextilePlugin \</text:p>
      <text:p text:style-name="P16">,org.roller.presentation.velocity.plugins.acronyms.AcronymsPlugin \</text:p>
      <text:p text:style-name="P16">,org.roller.presentation.velocity.plugins.bookmarks.BookmarkPlugin \</text:p>
      <text:p text:style-name="P16">,org.roller.presentation.velocity.plugins.email.ObfuscateEmailPlugin \</text:p>
      <text:p text:style-name="P16">,org.roller.presentation.velocity.plugins.smileys.SmileysPlugin \</text:p>
      <text:p text:style-name="P16">,org.roller.presentation.velocity.plugins.readmore.ReadMorePlugin</text:p>
      <text:p text:style-name="P16"/>
      <text:p text:style-name="P16">#----------------------------------</text:p>
      <text:p text:style-name="P16"># scheduled tasks, each is comma separated list of classes</text:p>
      <text:p text:style-name="P16"/>
      <text:p text:style-name="P16"># Comma separated list of task classnames to be executed once per day</text:p>
      <text:p text:style-name="P16">tasks.daily=org.roller.presentation.TurnoverReferersTask\</text:p>
      <text:p text:style-name="P16"/>
      <text:p text:style-name="P16"># Needed to enable nightly fetching of blacklist</text:p>
      <text:p text:style-name="P16">#,org.roller.presentation.BlacklistUpdateTask\</text:p>
      <text:p text:style-name="P16"/>
      <text:p text:style-name="P16"># Daily Planet task: syncs weblog list with Roller, refreshes Technorati stats</text:p>
      <text:p text:style-name="P16">#,org.roller.presentation.planet.SyncWebsitesTask</text:p>
      <text:p text:style-name="P16"/>
      <text:p text:style-name="P16"># Comma separated list of task classnames to be executed hourly</text:p>
      <text:p text:style-name="P16">tasks.hourly=\</text:p>
      <text:p text:style-name="P16"/>
      <text:p text:style-name="P16"># Hourly Planet task: refresh latest entry list from all weblogs in list</text:p>
      <text:p text:style-name="P16">#org.roller.presentation.planet.RefreshEntriesTask</text:p>
      <text:p text:style-name="P16"/>
      <text:p text:style-name="P16">#----------------------------------</text:p>
      <text:p text:style-name="P16"># Velocity settings</text:p>
      <text:p text:style-name="P16"/>
      <text:p text:style-name="P16">velocity.properties=/WEB-INF/velocity.properties</text:p>
      <text:p text:style-name="P16">velocity.toolbox.file=/WEB-INF/toolbox.xml</text:p>
      <text:p text:style-name="P16"/>
      <text:p text:style-name="P16"># Page model implementation</text:p>
      <text:p text:style-name="P16">velocity.pagemodel.classname=org.roller.presentation.velocity.PageModel</text:p>
      <text:p text:style-name="P16"># Experimental page model that allows user's access to Planet aggregations</text:p>
      <text:p text:style-name="P16">#velocity.pagemodel.classname=org.roller.presentation.velocity.planet.PlanetPageModel</text:p>
      <text:p text:style-name="P16"/>
      <text:p text:style-name="P16">#----------------------------------</text:p>
      <text:p text:style-name="P16"># Persistence settings</text:p>
      <text:p text:style-name="P16"/>
      <text:p text:style-name="P16">persistence.roller.classname=org.roller.business.hibernate.HibernateRollerImpl</text:p>
      <text:p text:style-name="P16">persistence.filemanager.classname=org.roller.business.FileManagerImpl</text:p>
      <text:p text:style-name="P16"/>
      <text:p text:style-name="P16"># authenticator settings (experimental)</text:p>
      <text:p text:style-name="P16">authenticator.classname=org.roller.presentation.DefaultAuthenticator</text:p>
      <text:p text:style-name="P16"/>
      <text:p text:style-name="P16">#----------------------------------</text:p>
      <text:p text:style-name="P16"># comment, referrer and trackback settings</text:p>
      <text:p text:style-name="P16"/>
      <text:p text:style-name="P16">comment.authenticator.classname=org.roller.presentation.velocity.MathCommentAuthenticator</text:p>
      <text:p text:style-name="P16">comment.notification.separateOwnerMessage=false</text:p>
      <text:p text:style-name="P16">comment.notification.hideCommenterAddresses=false</text:p>
      <text:p text:style-name="P16"/>
      <text:p text:style-name="P16"># enables site full blacklist check on comment posts (default: true)</text:p>
      <text:p text:style-name="P16">site.blacklist.enable.comments=true</text:p>
      <text:p text:style-name="P16"/>
      <text:p text:style-name="P16"># enables site full blacklist check at time of trackback post (default: true)</text:p>
      <text:p text:style-name="P16">site.blacklist.enable.trackbacks=true</text:p>
      <text:p text:style-name="P16"/>
      <text:p text:style-name="P16"># enables partial blacklist check (not including blacklist.txt) for each incoming referrer</text:p>
      <text:p text:style-name="P16">site.blacklist.enable.referrers=true</text:p>
      <text:p text:style-name="P16"/>
      <text:p text:style-name="P16"># Trackback protection. Set this only if you need to limit the URLs to</text:p>
      <text:p text:style-name="P16"># which users may send trackbacks. Regex expressions are allowed, for example:</text:p>
      <text:p text:style-name="P16"># trackback.allowedURLs=http://w3.ibm.com/.*||http://another.example.com/.*</text:p>
      <text:p text:style-name="P16">trackback.allowedURLs=</text:p>
      <text:p text:style-name="P16"/>
      <text:p text:style-name="P16">#Robot check in referral processing. <text:s/>If this pattern is set and the User-Agent in the</text:p>
      <text:p text:style-name="P16">#request matches this pattern, all referral processing is skipped; this means that</text:p>
      <text:p text:style-name="P16">#the referral spam check is skipped, the request is allowed to proceed, but the</text:p>
      <text:p text:style-name="P16">#referrer is not recorded and hit count is not incremented. <text:s/>Recommended for large sites</text:p>
      <text:p text:style-name="P16">#that get a lot of legitimate crawler bot traffic. <text:s/>The pattern here is a suggestion that</text:p>
      <text:p text:style-name="P16">#has been reported to work well.</text:p>
      <text:p text:style-name="P16">#referrer.robotCheck.userAgentPattern=.*(slurp|bot|java).*</text:p>
      <text:p text:style-name="P16"/>
      <text:p text:style-name="P16"># Enable built-in referrer processing?</text:p>
      <text:p text:style-name="P16">referrers.processing.enabled=true</text:p>
      <text:p text:style-name="P16"/>
      <text:p text:style-name="P16"># Change to true if you want to process referrers asynchronously.</text:p>
      <text:p text:style-name="P16"># You can choose how many threads to use and sleep time (in seconds) </text:p>
      <text:p text:style-name="P16">referrers.asyncProcessing.enabled=false</text:p>
      <text:p text:style-name="P16">referrers.queue.numWorkers=3</text:p>
      <text:p text:style-name="P16">referrers.queue.sleepTime=10</text:p>
      <text:p text:style-name="P16"/>
      <text:p text:style-name="P16">#----------------------------------</text:p>
      <text:p text:style-name="P16"># ping settings</text:p>
      <text:p text:style-name="P16"/>
      <text:p text:style-name="P16"># The number of attempts to try to reach a ping target before refusing to </text:p>
      <text:p text:style-name="P16"># requeue it for further retrials. If absent, this defaults to 3.</text:p>
      <text:p text:style-name="P16">pings.maxPingAttempts=3</text:p>
      <text:p text:style-name="P16"/>
      <text:p text:style-name="P16"># The interval between ping queue processing runs in minutes. <text:s/>Must be between </text:p>
      <text:p text:style-name="P16"># 0 and 120. If set to 0, ping queue processing is disabled on this server; </text:p>
      <text:p text:style-name="P16"># this is for clustered environments. Make sure it is nonzero on one host in </text:p>
      <text:p text:style-name="P16"># a cluster. <text:s/>Don't use the value 0 here to disable ping functionality, you </text:p>
      <text:p text:style-name="P16"># will instead get an infinitely growing ping queue. <text:s/>See the documentation on </text:p>
      <text:p text:style-name="P16"># the properties below to disable ping functionality if you need to.</text:p>
      <text:p text:style-name="P16"># If absent, this defaults to 5.</text:p>
      <text:p text:style-name="P16">pings.queueProcessingIntervalMins=5</text:p>
      <text:p text:style-name="P16"/>
      <text:p text:style-name="P16"># The set of initial common ping targets. <text:s/>This is used to initialize the </text:p>
      <text:p text:style-name="P16"># database if there are no common ping targets at startup. <text:s/>Ping targets are </text:p>
      <text:p text:style-name="P16"># specified as a comma-separated list, each target in the form {{name}{url}}. <text:s/></text:p>
      <text:p text:style-name="P16"># To disable initialization of common ping targets, comment this out, or set it</text:p>
      <text:p text:style-name="P16"># to the empty value. <text:s/>Common targets can be edited in the UI; this is just </text:p>
      <text:p text:style-name="P16"># used to set up some typical ones.</text:p>
      <text:p text:style-name="P16">pings.initialCommonTargets=\</text:p>
      <text:p text:style-name="P16">{{Technorati}{http://rpc.technorati.com/rpc/ping}}\</text:p>
      <text:p text:style-name="P16">,{{Weblogs.com}{http://rpc.weblogs.com/RPC2}}\</text:p>
      <text:p text:style-name="P16">,{{blo.gs}{http://ping.blo.gs/}}\</text:p>
      <text:p text:style-name="P16">,{{java.blogs}{http://javablogs.com/xmlrpc}}\</text:p>
      <text:p text:style-name="P16">,{{blogrolling.com}{http://rpc.blogrolling.com/pinger/}}</text:p>
      <text:p text:style-name="P16"/>
      <text:p text:style-name="P16"># This controls whether users are allowed to add custom ping targets. <text:s/></text:p>
      <text:p text:style-name="P16"># Set this to false to disallow adding custom targets; if false, the </text:p>
      <text:p text:style-name="P16"># Weblog:Custom Ping Targets menu item will not appear and associated actions </text:p>
      <text:p text:style-name="P16"># will result in access denied messages. <text:s/>Leave this false or commented for </text:p>
      <text:p text:style-name="P16"># normal behavior. </text:p>
      <text:p text:style-name="P16"># CAUTION: Setting this to true will cause the server to remove all users' </text:p>
      <text:p text:style-name="P16"># existing custom targets on startup.</text:p>
      <text:p text:style-name="P16">pings.disallowCustomTargets=false</text:p>
      <text:p text:style-name="P16"/>
      <text:p text:style-name="P16"># This controls whether the Weblog:Pings menu item and its associated actions </text:p>
      <text:p text:style-name="P16"># are enabled. <text:s/>Set this to false to disallow users from configuring autopings </text:p>
      <text:p text:style-name="P16"># and doing manual pings. <text:s/>If absent, this defaults to true.</text:p>
      <text:p text:style-name="P16"># NOTE: There is a separate runtime property (configurable from the </text:p>
      <text:p text:style-name="P16"># Admin:Configuration page, that can be used to suspend ping processing without </text:p>
      <text:p text:style-name="P16"># disabling the UI.</text:p>
      <text:p text:style-name="P16"># CAUTION: Setting this to true will cause the server to remove all users' </text:p>
      <text:p text:style-name="P16"># existing autoping configurations on startup. Leave this false or commented </text:p>
      <text:p text:style-name="P16"># for normal behavior.</text:p>
      <text:p text:style-name="P16">pings.disablePingUsage=false</text:p>
      <text:p text:style-name="P16"/>
      <text:p text:style-name="P16"># Setting both pings.disallowCustomTarget=true and pings.disablePingUsage=true </text:p>
      <text:p text:style-name="P16"># will effectively disable the ping functionality.</text:p>
      <text:p text:style-name="P16"/>
      <text:p text:style-name="P16"># This is used for debugging the ping mechanism in Roller. <text:s/>If this is set </text:p>
      <text:p text:style-name="P16"># to true, pings that would normally be sent will cause log messages to be sent </text:p>
      <text:p text:style-name="P16"># but will NOT actually result in real pings being sent. <text:s/>Leave this false or </text:p>
      <text:p text:style-name="P16"># commented for normal behavior.</text:p>
      <text:p text:style-name="P16">pings.logOnly=false</text:p>
      <text:p text:style-name="P16"/>
      <text:p text:style-name="P16">#----------------------------------</text:p>
      <text:p text:style-name="P16"># Planet Aggregator settings</text:p>
      <text:p text:style-name="P16"/>
      <text:p text:style-name="P16"># Set to true to enable the Planet aggregator. This will cause:</text:p>
      <text:p text:style-name="P16"># - The main page of Roller will become an aggregated view of all blogs in the </text:p>
      <text:p text:style-name="P16"># <text:s text:c="2"/>Roller database, plus those defined in the Planet group 'external'.</text:p>
      <text:p text:style-name="P16"># - A new menu tab will appear for Roller admin users. This allows admins to </text:p>
      <text:p text:style-name="P16"># <text:s text:c="2"/>add/remove newsfeed subscriptions in the 'external' group.</text:p>
      <text:p text:style-name="P16"># - Users can then subscribe to several newsfeeds:</text:p>
      <text:p text:style-name="P16"># <text:s text:c="5"/>- http://localhost:8080/roller/rss</text:p>
      <text:p text:style-name="P16"># <text:s text:c="5"/>- http://localhost:8080/roller/planetrss</text:p>
      <text:p text:style-name="P16"># <text:s text:c="5"/>- http://localhost:8080/roller/planetrss?group=external</text:p>
      <text:p text:style-name="P16">planet.aggregator.enabled=false</text:p>
      <text:p text:style-name="P16"/>
      <text:p text:style-name="P16"># Planet cache must exist and must be writable by Roller process</text:p>
      <text:p text:style-name="P16">planet.aggregator.cache.dir=/var/roller/planetcache</text:p>
      <text:p text:style-name="P16"/>
      <text:p text:style-name="P16">#----------------------------------</text:p>
      <text:p text:style-name="P16"># user creation setttings: blogroll and cats for new users</text:p>
      <text:p text:style-name="P16"/>
      <text:p text:style-name="P16"># list of links to include in root bookmark folder of each new blog</text:p>
      <text:p text:style-name="P16"># format is like so: linktitle2|linkurl2,linktitle2|linkurl2,linktitle3|linkurl3</text:p>
      <text:p text:style-name="P16">newuser.blogroll=\</text:p>
      <text:p text:style-name="P16">Dave Johnson|http://rollerweblogger.org/page/roller,\</text:p>
      <text:p text:style-name="P16">Matt Raible|http://raibledesigns.com/page/rd,\</text:p>
      <text:p text:style-name="P16">Lance Lavandowska|http://brainopolis.dnsalias.com/roller/page/lance,\</text:p>
      <text:p text:style-name="P16">Henri Yandell|http://blog.generationjava.com/roller/page/bayard,\</text:p>
      <text:p text:style-name="P16">blogs.sun.com|http://blogs.sun.com,\</text:p>
      <text:p text:style-name="P16">jroller.com|http://jroller.com</text:p>
      <text:p text:style-name="P16"/>
      <text:p text:style-name="P16"># comma-separated list of top-level categories to be created in each new weblog</text:p>
      <text:p text:style-name="P16">newuser.categories=\</text:p>
      <text:p text:style-name="P16">General,Status,Java,Music,Politics</text:p>
      <text:p text:style-name="P16"/>
      <text:p text:style-name="P16">#----------------------------------</text:p>
      <text:p text:style-name="P16"># misc settings</text:p>
      <text:p text:style-name="P16"/>
      <text:p text:style-name="P16">rememberme.enabled=true</text:p>
      <text:p text:style-name="P16">breadcrumbs.stacksize=3</text:p>
      <text:p text:style-name="P16">debug.memory.enabled=false</text:p>
      <text:p text:style-name="P16"/>
      <text:p text:style-name="P16"># editor theme to be used (corresponds to directory name under /theme)</text:p>
      <text:p text:style-name="P16">editor.theme=tan</text:p>
      <text:p text:style-name="P16"/>
      <text:p text:style-name="P16">#---------------------------------</text:p>
      <text:p text:style-name="P16"># settings for various plugins</text:p>
      <text:p text:style-name="P16"/>
      <text:p text:style-name="P16"># Optional site-wide customization settings for the TopicTag plugin.</text:p>
      <text:p text:style-name="P16"># n.b. these default settings match the coded default values that would be </text:p>
      <text:p text:style-name="P16"># applied if these were omitted.</text:p>
      <text:p text:style-name="P16">org.roller.presentation.velocity.plugins.topictag.TopicTagPlugin.defaultTopicBookmarkName=Default Topic Site</text:p>
      <text:p text:style-name="P16">org.roller.presentation.velocity.plugins.topictag.TopicTagPlugin.defaultTopicSite=http://www.technorati.com/tag</text:p>
      <text:p text:style-name="P16">org.roller.presentation.velocity.plugins.topictag.TopicTagPlugin.tagRegexWithBookmark=topic:\\{(.*?)\\}\\[(.*?)\\]</text:p>
      <text:p text:style-name="P16">org.roller.presentation.velocity.plugins.topictag.TopicTagPlugin.tagRegexWithoutBookmark=topic:\\[(.*?)\\]</text:p>
      <text:p text:style-name="P16">org.roller.presentation.velocity.plugins.topictag.TopicTagPlugin.linkFormatString=&lt;a rel=\"tag\" href=\"{0}{1}\"&gt;{2}&lt;/a&gt;</text:p>
      <text:p text:style-name="P16"/>
      <text:p text:style-name="P16"># Set to true to allow only default topic tag site (and avoid costly bookmark queries)</text:p>
      <text:p text:style-name="P16">org.roller.presentation.velocity.plugins.topictag.TopicTagPlugin.ignoreBookmarks=true</text:p>
      <text:p text:style-name="P16"/>
      <text:p text:style-name="P16"/>
      <text:p text:style-name="P16">#----------------------------------</text:p>
      <text:p text:style-name="P16"># legacy settings (thing that should be deprecated</text:p>
      <text:p text:style-name="P16"/>
      <text:p text:style-name="P16"># settings for old #showNewseeds macro (not related to Planet stuff)</text:p>
      <text:p text:style-name="P16">aggregator.enabled=false</text:p>
      <text:p text:style-name="P16">aggregator.cache.enabled=</text:p>
      <text:p text:style-name="P16">aggregator.cache.timeout=14400</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1-27T09:35:48</dc:date>
    <dc:language>en-US</dc:language>
    <meta:editing-cycles>33</meta:editing-cycles>
    <meta:editing-duration>PT7H43M17S</meta:editing-duration>
    <meta:user-defined meta:name="Info 1"/>
    <meta:user-defined meta:name="Info 2"/>
    <meta:user-defined meta:name="Info 3"/>
    <meta:user-defined meta:name="Info 4"/>
    <meta:document-statistic meta:table-count="0" meta:image-count="0" meta:object-count="0" meta:page-count="21" meta:paragraph-count="507" meta:word-count="4550" meta:character-count="32512"/>
  </office:meta>
</office:document-meta>
</file>